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1ac63a" officeooo:paragraph-rsid="001ac63a" style:font-weight-asian="bold"/>
    </style:style>
    <style:style style:name="P8" style:family="paragraph" style:parent-style-name="Standard">
      <style:text-properties officeooo:rsid="001fc777" officeooo:paragraph-rsid="001fc777"/>
    </style:style>
    <style:style style:name="P9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e6f22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er Feedback Form</text:p>
      <text:p text:style-name="P2">CIS3250(L)</text:p>
      <text:p text:style-name="P2"/>
      <text:p text:style-name="Standard"><text:span text:style-name="T1">Your name Taj Ali</text:span></text:p>
      <text:p text:style-name="P3"><text:span text:style-name="T1">Presenters Name <text:s/>Emilio Sillart<text:tab/><text:tab/><text:tab/>Date <text:s/></text:span><text:span text:style-name="T1"><draw:control text:anchor-type="as-char" draw:z-index="0" draw:style-name="gr1" draw:text-style-name="P9" svg:width="1.0606in" svg:height="0.2276in" draw:control="control1"/></text:span></text:p>
      <text:p text:style-name="Standard">Briefly describe what the presentation was about.</text:p>
      <text:p text:style-name="P7">Why everyone should learn to play an instrument</text:p>
      <text:p text:style-name="Standard"/>
      <text:p text:style-name="Standard">What did the presenter do particularly well?</text:p>
      <text:p text:style-name="P8"><text:span text:style-name="T1">Interesting information on music was given</text:span></text:p>
      <text:p text:style-name="Standard"/>
      <text:p text:style-name="Standard">What areas could the presenter improve on?</text:p>
      <text:p text:style-name="P6">Good speech all around <text:span text:style-name="T2">but there were some uhs and pauses</text:span>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3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9" svg:width="1.5087in" svg:height="0.2276in" draw:control="control2"/></text:p>
      <text:p text:style-name="P6">Very clear and easy to hear</text:p>
      <text:p text:style-name="Standard">Speakers Poise and composure – including eye contact and body language</text:p>
      <text:p text:style-name="Standard"><draw:control text:anchor-type="as-char" draw:z-index="2" draw:style-name="gr2" draw:text-style-name="P9" svg:width="1.5087in" svg:height="0.2276in" draw:control="control3"/></text:p>
      <text:p text:style-name="P6">Good eye contact and body language</text:p>
      <text:p text:style-name="Standard">Organization – structure of the speech</text:p>
      <text:p text:style-name="Standard"><draw:control text:anchor-type="as-char" draw:z-index="3" draw:style-name="gr2" draw:text-style-name="P9" svg:width="1.5087in" svg:height="0.2276in" draw:control="control4"/></text:p>
      <text:p text:style-name="P6"><text:soft-page-break/>Speech was well organiz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5</meta:editing-cycles>
    <meta:creation-date>2018-08-28T12:51:00</meta:creation-date>
    <dc:date>2019-04-26T17:45:23.120182400</dc:date>
    <meta:editing-duration>PT2H54M29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21" meta:character-count="784" meta:non-whitespace-character-count="674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